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2318e" officeooo:paragraph-rsid="001fc5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徐春卿 60（1895-1947.03）</text:p>
      <text:p text:style-name="P1"/>
      <text:p text:style-name="P1">錫口（今松山）人。父徐水永是馬偕的學生、</text:p>
      <text:p text:style-name="P1"/>
      <text:p text:style-name="P1">第一代傳道，被派往宜蘭宣教；母親偕琴，平埔</text:p>
      <text:p text:style-name="P1"/>
      <text:p text:style-name="P1">族人，就讀淡水婦學堂（淡江中學前身），與教會</text:p>
      <text:p text:style-name="P1"/>
      <text:p text:style-name="P1">關係密切，育 3子 2女，長兄春生為牧師。</text:p>
      <text:p text:style-name="P1"/>
      <text:p text:style-name="P1">春卿為次子，生於宜蘭冬山，錫口公學校、</text:p>
      <text:p text:style-name="P1"/>
      <text:p text:style-name="P1">總督府國語學校畢業，大正 5年（1916）分發到</text:p>
      <text:p text:style-name="P1"/>
      <text:p text:style-name="P1">羅東公學校順安分教場任教，又調往錫口公學校</text:p>
      <text:p text:style-name="P1"/>
      <text:p text:style-name="P1">（松山公學校前身）任教諭。擔任教職 13年後，</text:p>
      <text:p text:style-name="P1"/>
      <text:p text:style-name="P1">昭和 3年（1928）任七星郡松山庄助役，昭和 6年</text:p>
      <text:p text:style-name="P1"/>
      <text:p text:style-name="P1">（1931）日本始政 36週年紀念獲賜銀杯表彰，任期屆滿後退休，承繼經營岳</text:p>
      <text:p text:style-name="P1"/>
      <text:p text:style-name="P1">父之松春煤礦。</text:p>
      <text:p text:style-name="P1"/>
      <text:p text:style-name="P1">昭和 16年（1941）12月太平洋戰爭爆發，馬偕醫院第二代經營者偕叡廉</text:p>
      <text:p text:style-name="P1"/>
      <text:p text:style-name="P1">（George William Mackey）夫婦被迫離台，春卿及兄長春生到碼頭相送，可</text:p>
      <text:p text:style-name="P1"/>
      <text:p text:style-name="P1">能因此受到日本憲警注意。次年（1942）5月發生「不敬罪事件」，友人之子</text:p>
      <text:p text:style-name="P1"/>
      <text:p text:style-name="P1">蔡文舉被人冒名寄出明信片，寫著「某日東京大爆擊、日本天皇已死亡」等內</text:p>
      <text:p text:style-name="P1"/>
      <text:p text:style-name="P1">容，被松山郵局發現，移送警局查辦，徐春卿受牽連，因此入獄兩年半。61</text:p>
      <text:p text:style-name="P1"/>
      <text:p text:style-name="P1">戰後，與半山新貴、臺北市長游彌堅甚為接近，參與游氏所籌組之臺灣</text:p>
      <text:p text:style-name="P1"/>
      <text:p text:style-name="P1">文化協進會，並積極舉辦演講活動。又搬入大正街五條通（今中山北路）的日</text:p>
      <text:p text:style-name="P1"/>
      <text:p text:style-name="P1">產房子，與游彌堅對面而居，然因外省人士也欲前來接收該日產房屋，時有</text:p>
      <text:p text:style-name="P1"/>
      <text:p text:style-name="P1">爭議。</text:p>
      <text:p text:style-name="P1"/>
      <text:p text:style-name="P1">戰後初期甚為活躍，受聘為臺灣省行政長官公署諮議；加入中國國民</text:p>
      <text:p text:style-name="P1"/>
      <text:p text:style-name="P1">黨，民國 35年（1946）當選臺北市參議員。又加入臺北市人民自由保障委員會，擔任常務委員，同年（1946）11月員林事件 62發生後，與臺北市律師公</text:p>
      <text:p text:style-name="P1"/>
      <text:p text:style-name="P1">會、臺灣省政治建設協會等團體共同聲討警察機關之危害法治，呼籲追查嚴</text:p>
      <text:p text:style-name="P1"/>
      <text:p text:style-name="P1">辦兇手、嚴究責任，以維護司法尊嚴。63</text:p>
      <text:p text:style-name="P1"/>
      <text:p text:style-name="P1">民國 36年（1947）2月，長官公署打算將所接收之日產房屋全部標售，引</text:p>
      <text:p text:style-name="P1"/>
      <text:p text:style-name="P1">起臺北市租用日產房戶極大騷動，散發傳單抗議，嚴詞譴責特權階級、大人</text:p>
      <text:p text:style-name="P1"/>
      <text:p text:style-name="P1">闊佬挾著資金炒作圖利，並表示將組成日產房屋租用者聯誼會。64陳儀長官在</text:p>
      <text:p text:style-name="P1"/>
      <text:p text:style-name="P1">總理紀念週批判有人為私利反對日產房屋標售；日產處理委員會臺北市分會</text:p>
      <text:p text:style-name="P1"/>
      <text:p text:style-name="P1">態度原本十分強硬，後來轉趨讓步，原定於 24日組成之租戶聯誼會也臨時中</text:p>
      <text:p text:style-name="P1"/>
      <text:p text:style-name="P1"><text:soft-page-break/>止行動。而徐春卿正是租戶聯誼會籌備委員之一。65</text:p>
      <text:p text:style-name="P1"/>
      <text:p text:style-name="P1">幾日後，二二八事件爆發，徐春卿參加處委會交通組，負責運輸糧食工</text:p>
      <text:p text:style-name="P1"/>
      <text:p text:style-name="P1">作，曾公開廣播，呼籲市民不可罷工、罷課，應速恢復正常。長子徐世通為</text:p>
      <text:p text:style-name="P1"/>
      <text:p text:style-name="P1">延平學院學生代表，曾以化名參加中山堂二二八處理委員會之會議。國府軍</text:p>
      <text:p text:style-name="P1"/>
      <text:p text:style-name="P1">隊抵臺後，曾接獲臺北市長游彌堅、臺灣省參議會議長黃朝琴電話，勸告暫</text:p>
      <text:p text:style-name="P1"/>
      <text:p text:style-name="P1">時躲避，但徐認為未做虧心事，沒有躲避的道理。66 3月 11日，上午 8時，忽</text:p>
      <text:p text:style-name="P1"/>
      <text:p text:style-name="P1">有 2名便衣人員至其住處，佯稱長官請往公署開會，將徐春卿帶走，此後行踪</text:p>
      <text:p text:style-name="P1"/>
      <text:p text:style-name="P1">不明。</text:p>
      <text:p text:style-name="P1"/>
      <text:p text:style-name="P1">其子徐世通認為，父親遇害可能的原因有二：1、公開表達反對拍賣日</text:p>
      <text:p text:style-name="P1"/>
      <text:p text:style-name="P1">產。2、迎諧婦產科事件中為日籍醫生作保，致受到基隆要塞司令史宏熹的報復。67長婿蔡信重則認為，徐極力反對將日產廉售給江浙財閥，是行政長官陳</text:p>
      <text:p text:style-name="P1"/>
      <text:p text:style-name="P1">儀懷恨主因。但據當時報紙報導，迎諧婦產科事件的原告，並非家屬所認為</text:p>
      <text:p text:style-name="P1"/>
      <text:p text:style-name="P1">之史宏熹，而是陸軍 159師中校副團長劉勉。68而陳儀所呈中央政府之〈辦理</text:p>
      <text:p text:style-name="P1"/>
      <text:p text:style-name="P1">人犯姓名調查表〉指徐春卿為「偽二二八事件處理會委員」，罪名是「（一）</text:p>
      <text:p text:style-name="P1"/>
      <text:p text:style-name="P1">陰謀叛亂首要；（二）反對日產標售，組織日產租戶聯誼會，擴大反對政府措</text:p>
      <text:p text:style-name="P1"/>
      <text:p text:style-name="P1">施。」69</text:p>
      <text:p text:style-name="P1"/>
      <text:p text:style-name="P1">妻陳玉女，為松山聞人、松春煤礦經營者陳能記之女，婚後育有 4子 6</text:p>
      <text:p text:style-name="P1"/>
      <text:p text:style-name="P1">女。長子世通。次子世光，淡江英文專科學校（今淡江大學）畢業，服務於美</text:p>
      <text:p text:style-name="P1"/>
      <text:p text:style-name="P1">援機構。三子世明。四子世雄，臺灣大學畢業，從事勞工運動，為工黨創始</text:p>
      <text:p text:style-name="P1"/>
      <text:p text:style-name="P1">黨員之一。6女分別為玉子、春子、節子、菊子、明子、勝子。（陳翠蓮撰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5:28:09.855697884</meta:creation-date>
    <dc:date>2018-04-19T15:29:48.609516318</dc:date>
    <meta:editing-duration>PT1M38S</meta:editing-duration>
    <meta:editing-cycles>1</meta:editing-cycles>
    <meta:document-statistic meta:table-count="0" meta:image-count="0" meta:object-count="0" meta:page-count="2" meta:paragraph-count="49" meta:word-count="1389" meta:character-count="1483" meta:non-whitespace-character-count="1461"/>
    <meta:generator>LibreOffice/5.1.6.2$Linux_X86_64 LibreOffice_project/10m0$Build-2</meta:generator>
  </office:meta>
</office:document-meta>
</file>